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rices">
        <table:table-row>
          <table:table-cell office:value-type="string">
            <text:p>date</text:p>
          </table:table-cell>
          <table:table-cell office:value-type="string">
            <text:p>ULD</text:p>
          </table:table-cell>
        </table:table-row>
        <table:table-row>
          <table:table-cell office:value-type="string">
            <text:p>Mon Jan 19 13:57:01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Mon Jan 20 18:00:07 2020</text:p>
          </table:table-cell>
          <table:table-cell office:value-type="string">
            <text:p>99.90</text:p>
          </table:table-cell>
        </table:table-row>
        <table:table-row>
          <table:table-cell office:value-type="string">
            <text:p>Tue Jan 21 10:00:03 2020</text:p>
          </table:table-cell>
          <table:table-cell office:value-type="string">
            <text:p>99.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